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f30f7" officeooo:paragraph-rsid="000f30f7"/>
    </style:style>
    <style:style style:name="P2" style:family="paragraph" style:parent-style-name="Standard">
      <style:paragraph-properties style:writing-mode="lr-tb"/>
    </style:style>
    <style:style style:name="T1" style:family="text">
      <style:text-properties officeooo:rsid="000f30f7"/>
    </style:style>
    <style:style style:name="T2" style:family="text">
      <style:text-properties officeooo:rsid="0010a736"/>
    </style:style>
    <style:style style:name="T3" style:family="text">
      <style:text-properties officeooo:rsid="001251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text:span text:style-name="T1">Pour commencer ce résumé de cette SAE, on a eu des groupes tirés aléatoirement par les professeurs. Durant cette SAE, je suis dans le groupe de Yassir AHKROUF et Lucas DELOURS dans lequel les séances se sont bien déroulées avec une bonne communication et une bonne </text:span><text:span text:style-name="T2">ambiance. <text:line-break/><text:line-break/><text:tab/>Tout d’abord, dès qu’on a eu le sujet de la SAE on s’est répartis les tâches de manière équitable à mon goût : <text:line-break/><text:tab/><text:tab/><text:tab/> - Lucas Delours : Partie réelle paramétrage serveur WEB avec moi / Microtik / DNS</text:span></text:p>
      <text:p text:style-name="Standard"><text:tab/><text:tab/><text:tab/> - <text:span text:style-name="T2">Yassir Ahkrouf : Partie virtuelle GNS3</text:span></text:p>
      <text:p text:style-name="P2"><text:line-break/><text:tab/><text:tab/><text:tab/> - <text:span text:style-name="T2">Enzo Cosentino : Partie virtuelle Packet Tracer / </text:span><text:span text:style-name="T3">physique </text:span><text:span text:style-name="T2">serveur WEB / <text:s text:c="3"/>Page html du serveur virtuel <text:s text:c="56"/><text:line-break/><text:line-break/>Pourquoi avoir fais deux parties virtuelles dans notre groupes ? Tout simplement pour pouvoir proposer les deux montages sur les deux logiciels sur lesquels on a appris <text:s/><text:line-break/><text:line-break/><text:line-break/>Pour ma partie, j’ai décidé d’adresser mon réseau virtuel en 192.168.1.0/24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30f7" officeooo:paragraph-rsid="000f30f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OSENTINO <text:s text:c="37"/>Compte rendu SAE 21 <text:s text:c="48"/>22/04/22<text:line-break/> <text:s text:c="5"/>Enzo <text:s text:c="18"/>Construire un réseau informatique pour une petite structure <text:line-break/> <text:s text:c="3"/>RT1-B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2T09:21:19.264153191</meta:creation-date>
    <dc:date>2022-04-22T09:49:56.035114458</dc:date>
    <meta:editing-duration>PT7M36S</meta:editing-duration>
    <meta:editing-cycles>1</meta:editing-cycles>
    <meta:document-statistic meta:table-count="0" meta:image-count="0" meta:object-count="0" meta:page-count="1" meta:paragraph-count="4" meta:word-count="164" meta:character-count="1163" meta:non-whitespace-character-count="805"/>
    <meta:generator>LibreOffice/7.0.4.2$Linux_X86_64 LibreOffice_project/00$Build-2</meta:generator>
  </office:meta>
</office:document-meta>
</file>